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2">
      <style:text-properties fo:font-size="16pt" style:font-size-asian="16pt" style:font-size-complex="16pt"/>
    </style:style>
    <style:style style:name="P5" style:family="paragraph" style:parent-style-name="Standard" style:list-style-name="L3">
      <style:text-properties fo:font-size="16pt" style:font-size-asian="16pt" style:font-size-complex="16pt"/>
    </style:style>
    <style:style style:name="P6" style:family="paragraph" style:parent-style-name="Standard" style:list-style-name="L4">
      <style:text-properties fo:font-size="16pt" style:font-size-asian="16pt" style:font-size-complex="16pt"/>
    </style:style>
    <style:style style:name="P7" style:family="paragraph" style:parent-style-name="Standard" style:list-style-name="L5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11.6-11.7 Ethics</text:p>
      <text:p text:style-name="P1"/>
      <text:p text:style-name="P1">[ Various course surveys ]</text:p>
      <text:p text:style-name="P1">[ Also use Internet Censorship notes from 1100 ]</text:p>
      <text:p text:style-name="P1"/>
      <text:p text:style-name="P1">Ethics</text:p>
      <text:list xml:id="list1453126343" text:style-name="L1">
        <text:list-item>
          <text:p text:style-name="P3">Standards of right and wrong</text:p>
        </text:list-item>
        <text:list-item>
          <text:p text:style-name="P3">Based on culture, context of action</text:p>
        </text:list-item>
        <text:list-item>
          <text:p text:style-name="P3">Personal standard, not legal rule</text:p>
        </text:list-item>
        <text:list-item>
          <text:p text:style-name="P3">When is it OK to lie? To attack? To break into a system? To leak confidential information? To write a worm? </text:p>
        </text:list-item>
      </text:list>
      <text:p text:style-name="P1"/>
      <text:p text:style-name="P1">White worms</text:p>
      <text:list xml:id="list81199807" text:style-name="L2">
        <text:list-item>
          <text:p text:style-name="P4">A worm that propagates to repair the vulnerability allowing propagation</text:p>
        </text:list-item>
      </text:list>
      <text:p text:style-name="P1"/>
      <text:p text:style-name="P1">White botnet</text:p>
      <text:list xml:id="list1791310741" text:style-name="L3">
        <text:list-item>
          <text:p text:style-name="P5">A botnet that tries to degrade the performance of an attacker's botnet</text:p>
        </text:list-item>
      </text:list>
      <text:p text:style-name="P1"/>
      <text:p text:style-name="P1">Browsing the web</text:p>
      <text:list xml:id="list1704647031" text:style-name="L4">
        <text:list-item>
          <text:p text:style-name="P6">Is it OK to use a work computer... to browse amazon.com for personal purchases?</text:p>
        </text:list-item>
        <text:list-item>
          <text:p text:style-name="P6">... to run a file sharing program?</text:p>
        </text:list-item>
        <text:list-item>
          <text:p text:style-name="P6">... to find porn?</text:p>
        </text:list-item>
        <text:list-item>
          <text:p text:style-name="P6">... to look for a new job?</text:p>
        </text:list-item>
        <text:list-item>
          <text:p text:style-name="P6">What if it was a school computer?</text:p>
        </text:list-item>
        <text:list-item>
          <text:p text:style-name="P6">What if it was a library computer?</text:p>
        </text:list-item>
      </text:list>
      <text:p text:style-name="P1"/>
      <text:p text:style-name="P1">Full disclosure</text:p>
      <text:list xml:id="list1141585727" text:style-name="L5">
        <text:list-item>
          <text:p text:style-name="P7">What should you do if you find a vulnerability in someone else's software?</text:p>
        </text:list-item>
        <text:list-item>
          <text:p text:style-name="P7">What if you contact them and they do nothing?</text:p>
        </text:list-item>
        <text:list-item>
          <text:p text:style-name="P7">What if they do something, but slowly?</text:p>
        </text:list-item>
        <text:list-item>
          <text:p text:style-name="P7">Who has a right to know that software contains vulnerabilitie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4-25T11:03:18</meta:creation-date>
    <dc:date>2008-12-04T13:49:11</dc:date>
    <dc:language>en-US</dc:language>
    <meta:editing-cycles>3</meta:editing-cycles>
    <meta:editing-duration>PT00H12M09S</meta:editing-duration>
    <meta:document-statistic meta:table-count="0" meta:image-count="0" meta:object-count="0" meta:page-count="1" meta:paragraph-count="24" meta:word-count="188" meta:character-count="964"/>
    <meta:user-defined meta:name="Info 1"/>
    <meta:user-defined meta:name="Info 2"/>
    <meta:user-defined meta:name="Info 3"/>
    <meta:user-defined meta:name="Info 4"/>
  </office:meta>
</office:document-meta>
</file>